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>cgpa(){</text:p>
      <text:p text:style-name="Standard"><text:s text:c="3"/>echo "---------------------------------------------"</text:p>
      <text:p text:style-name="Standard"><text:s text:c="3"/>echo "Welcome to CGPA Calculation System"</text:p>
      <text:p text:style-name="Standard"><text:s text:c="3"/>echo "---------------------------------------------"</text:p>
      <text:p text:style-name="Standard"><text:s text:c="3"/>read -p "Enter number of subjects: " subjects</text:p>
      <text:p text:style-name="Standard"><text:s text:c="3"/>Numbercredit=0</text:p>
      <text:p text:style-name="Standard"><text:s text:c="3"/>Totalnumber=0</text:p>
      <text:p text:style-name="Standard"><text:s text:c="3"/>Totalcredithour=0</text:p>
      <text:p text:style-name="Standard"><text:s text:c="3"/>i=1</text:p>
      <text:p text:style-name="Standard"><text:s/></text:p>
      <text:p text:style-name="Standard"><text:s text:c="3"/>while [ $i -le $subjects ]</text:p>
      <text:p text:style-name="Standard"><text:s text:c="3"/>do</text:p>
      <text:p text:style-name="Standard"><text:s text:c="6"/>read -p "Enter mark of subject $i : " marks</text:p>
      <text:p text:style-name="Standard"><text:s text:c="6"/>read -p "Enter credit hour for subject $i : " credit</text:p>
      <text:p text:style-name="Standard"/>
      <text:p text:style-name="Standard"><text:s text:c="6"/>if [ $marks -ge 80 ] &amp;&amp; [ $marks -le 100 ]</text:p>
      <text:p text:style-name="Standard"><text:s text:c="6"/>then cgpa=4.00</text:p>
      <text:p text:style-name="Standard"><text:s text:c="6"/>elif [ $marks -ge 75 ] &amp;&amp; [ $marks -le 80 ]</text:p>
      <text:p text:style-name="Standard"><text:s text:c="6"/>then cgpa=3.75</text:p>
      <text:p text:style-name="Standard"><text:s text:c="6"/>elif [ $marks -ge 70 ] &amp;&amp; [ $marks -le 75 ]</text:p>
      <text:p text:style-name="Standard"><text:s text:c="6"/>then cgpa=3.50</text:p>
      <text:p text:style-name="Standard"><text:s text:c="6"/>elif [ $marks -ge 65 ] &amp;&amp; [ $marks -le 70 ]</text:p>
      <text:p text:style-name="Standard"><text:s text:c="6"/>then cgpa=3.25</text:p>
      <text:p text:style-name="Standard"><text:s text:c="6"/>elif [ $marks -ge 60 ] &amp;&amp; [ $marks -le 65 ]</text:p>
      <text:p text:style-name="Standard"><text:s text:c="6"/>then cgpa=3.00</text:p>
      <text:p text:style-name="Standard"><text:s text:c="6"/>elif [ $marks -ge 55 ] &amp;&amp; [ $marks -le 60 ]</text:p>
      <text:p text:style-name="Standard"><text:s text:c="6"/>then cgpa=2.75</text:p>
      <text:p text:style-name="Standard"><text:s text:c="6"/>elif [ $marks -ge 50 ] &amp;&amp; [ $marks -le 55 ]</text:p>
      <text:p text:style-name="Standard"><text:s text:c="6"/>then cgpa=2.50</text:p>
      <text:p text:style-name="Standard"><text:s text:c="6"/>elif [ $marks -ge 45 ] &amp;&amp; [ $marks -le 50 ]</text:p>
      <text:p text:style-name="Standard"><text:s text:c="6"/>then cgpa=2.25</text:p>
      <text:p text:style-name="Standard"><text:s text:c="6"/>elif [ $marks -ge 40 ] &amp;&amp; [ $marks -le 45 ]</text:p>
      <text:p text:style-name="Standard"><text:s text:c="6"/>then cgpa=2.00</text:p>
      <text:p text:style-name="Standard"><text:s text:c="6"/>elif [ $marks -ge 0 ] &amp;&amp; [ $marks -le 40 ]</text:p>
      <text:p text:style-name="Standard"><text:s text:c="6"/>then cgpa=0</text:p>
      <text:p text:style-name="Standard"><text:s text:c="6"/>elif [ $marks -lt 0 ] || [ $marks -gt 100 ]</text:p>
      <text:p text:style-name="Standard"><text:s text:c="6"/>then echo "Invalid Marks"</text:p>
      <text:p text:style-name="Standard"><text:s text:c="6"/>fi</text:p>
      <text:p text:style-name="Standard"><text:s text:c="3"/></text:p>
      <text:p text:style-name="Standard"><text:s text:c="6"/>Numbercredit=`echo $cgpa*$credit | bc`</text:p>
      <text:p text:style-name="Standard"><text:s text:c="6"/>Totalnumber=`echo $Totalnumber+$Numbercredit | bc`</text:p>
      <text:p text:style-name="Standard"><text:s text:c="6"/>Totalcredithour=`echo $Totalcredithour+$credit | bc`</text:p>
      <text:p text:style-name="Standard"><text:s text:c="6"/>i=$(($i+1))</text:p>
      <text:p text:style-name="Standard"><text:s text:c="3"/>done</text:p>
      <text:p text:style-name="Standard"><text:s text:c="3"/></text:p>
      <text:p text:style-name="Standard"><text:s text:c="3"/>cgpa=$(echo "scale=2; $Totalnumber/$Totalcredithour" | bc -l)</text:p>
      <text:p text:style-name="Standard"><text:s text:c="3"/></text:p>
      <text:p text:style-name="Standard"><text:s text:c="3"/>echo "--------------------------------------"</text:p>
      <text:p text:style-name="Standard"><text:s text:c="3"/>echo "******** Your C.G.P.A : $cgpa *********"</text:p>
      <text:p text:style-name="Standard"><text:s text:c="3"/>echo "--------------------------------------" <text:s text:c="3"/></text:p>
      <text:p text:style-name="Standard">}</text:p>
      <text:p text:style-name="Standard"><text:soft-page-break/></text:p>
      <text:p text:style-name="Standard">waiver(){</text:p>
      <text:p text:style-name="Standard"><text:s text:c="3"/>echo "-------------------------------------"</text:p>
      <text:p text:style-name="Standard"><text:s text:c="3"/>echo "Welcome to Waiver Calculation System"</text:p>
      <text:p text:style-name="Standard"><text:s text:c="3"/>echo "-------------------------------------"</text:p>
      <text:p text:style-name="Standard"><text:s text:c="3"/>read -p "Enter total amount: " amount</text:p>
      <text:p text:style-name="Standard"><text:s text:c="3"/>read -p "Enter waiver percentage: " percentage</text:p>
      <text:p text:style-name="Standard"><text:s text:c="3"/>point=$(echo "scale=2; $percentage/100" | bc -l)</text:p>
      <text:p text:style-name="Standard"><text:s text:c="3"/>needtosubtract=$(echo "scale=2; $amount*$point" | bc -l)</text:p>
      <text:p text:style-name="Standard"><text:s text:c="3"/>waiver=$(echo "scale=2; $amount-$needtosubtract" | bc -l)</text:p>
      <text:p text:style-name="Standard"><text:s text:c="3"/>echo "--------------------------------------"</text:p>
      <text:p text:style-name="Standard"><text:s text:c="3"/>echo "Total payment : $waiver Taka"</text:p>
      <text:p text:style-name="Standard"><text:s text:c="3"/>echo "--------------------------------------"</text:p>
      <text:p text:style-name="Standard"><text:s text:c="3"/>half=$(echo "scale=2; $waiver/2" | bc -l)</text:p>
      <text:p text:style-name="Standard"><text:s text:c="3"/>echo "--------------------------------------"</text:p>
      <text:p text:style-name="Standard"><text:s text:c="3"/>echo "Payment before mid : $half Taka"</text:p>
      <text:p text:style-name="Standard"><text:s text:c="3"/>echo "Payment before final : $half Taka"</text:p>
      <text:p text:style-name="Standard"><text:s text:c="3"/>echo "--------------------------------------"</text:p>
      <text:p text:style-name="Standard">}</text:p>
      <text:p text:style-name="Standard"/>
      <text:p text:style-name="Standard"/>
      <text:p text:style-name="Standard">about(){</text:p>
      <text:p text:style-name="Standard"><text:s text:c="3"/>echo "------------------------------------------------"</text:p>
      <text:p text:style-name="Standard"><text:s text:c="3"/>echo "Project developed by : Team Terminators"</text:p>
      <text:p text:style-name="Standard"><text:s text:c="3"/>echo "------------------------------------------------"</text:p>
      <text:p text:style-name="Standard"><text:s text:c="3"/>echo ""</text:p>
      <text:p text:style-name="Standard"><text:s text:c="3"/>echo ""</text:p>
      <text:p text:style-name="Standard"><text:s text:c="3"/>echo "------------------------------------------------"</text:p>
      <text:p text:style-name="Standard"><text:s text:c="3"/>echo " <text:s text:c="17"/>Team Member <text:s text:c="18"/>"</text:p>
      <text:p text:style-name="Standard"><text:s text:c="3"/>echo "------------------------------------------------"</text:p>
      <text:p text:style-name="Standard"/>
      <text:p text:style-name="Standard"><text:s text:c="3"/>echo "------------------------------------------------"</text:p>
      <text:p text:style-name="Standard"><text:s text:c="3"/>echo " <text:s text:c="16"/>Risul Islam Jim"</text:p>
      <text:p text:style-name="Standard"><text:s text:c="3"/>echo " <text:s text:c="17"/>201-15-3675"</text:p>
      <text:p text:style-name="Standard"><text:s text:c="3"/>echo "------------------------------------------------" <text:s text:c="2"/></text:p>
      <text:p text:style-name="Standard"><text:s text:c="3"/>echo "------------------------------------------------"</text:p>
      <text:p text:style-name="Standard"><text:s text:c="3"/>echo "------------------------------------------------"</text:p>
      <text:p text:style-name="Standard"><text:s text:c="3"/>echo " <text:s text:c="17"/>Sadia Sultana Chowa"</text:p>
      <text:p text:style-name="Standard"><text:s text:c="3"/>echo " <text:s text:c="20"/>201-15-3052 <text:s text:c="3"/>"</text:p>
      <text:p text:style-name="Standard"><text:s text:c="3"/>echo "------------------------------------------------" <text:s text:c="2"/></text:p>
      <text:p text:style-name="Standard"><text:s text:c="3"/>echo "------------------------------------------------"</text:p>
      <text:p text:style-name="Standard"><text:s text:c="3"/>echo "------------------------------------------------"</text:p>
      <text:p text:style-name="Standard"><text:s text:c="3"/>echo " <text:s text:c="19"/>Zaky Hossain"</text:p>
      <text:p text:style-name="Standard"><text:s text:c="3"/>echo " <text:s text:c="20"/>201-15-3610"</text:p>
      <text:p text:style-name="Standard"><text:s text:c="3"/>echo "------------------------------------------------" <text:s text:c="2"/></text:p>
      <text:p text:style-name="Standard"><text:s text:c="3"/>echo "------------------------------------------------"</text:p>
      <text:p text:style-name="Standard">}</text:p>
      <text:p text:style-name="Standard"/>
      <text:p text:style-name="Standard">calculator(){</text:p>
      <text:p text:style-name="Standard"><text:s text:c="3"/>echo "-------------------------------------"</text:p>
      <text:p text:style-name="Standard"><text:s text:c="3"/>echo " <text:s text:c="3"/>Use Calculator if necessary"</text:p>
      <text:p text:style-name="Standard"><text:s text:c="3"/>echo "-------------------------------------"</text:p>
      <text:p text:style-name="Standard"><text:soft-page-break/><text:s text:c="3"/>read -p "Enter 1st number: " num1</text:p>
      <text:p text:style-name="Standard"><text:s text:c="3"/>read -p "Enter 2nd number: " num2</text:p>
      <text:p text:style-name="Standard"><text:s text:c="3"/>read -p "Enter operator (+ - x /):" ops</text:p>
      <text:p text:style-name="Standard"/>
      <text:p text:style-name="Standard"><text:s text:c="3"/>add(){</text:p>
      <text:p text:style-name="Standard"><text:s text:c="6"/>result=$(($1+$2))</text:p>
      <text:p text:style-name="Standard"><text:s text:c="6"/>return $result</text:p>
      <text:p text:style-name="Standard"><text:s text:c="3"/>}</text:p>
      <text:p text:style-name="Standard"><text:s text:c="3"/>sub(){</text:p>
      <text:p text:style-name="Standard"><text:s text:c="6"/>result=$(($1-$2))</text:p>
      <text:p text:style-name="Standard"><text:s text:c="6"/>return $result</text:p>
      <text:p text:style-name="Standard"><text:s text:c="3"/>}</text:p>
      <text:p text:style-name="Standard"><text:s text:c="3"/>mul(){</text:p>
      <text:p text:style-name="Standard"><text:s text:c="6"/>result=$(($1*$2))</text:p>
      <text:p text:style-name="Standard"><text:s text:c="6"/>return $result</text:p>
      <text:p text:style-name="Standard"><text:s text:c="3"/>}</text:p>
      <text:p text:style-name="Standard"><text:s text:c="3"/>div(){</text:p>
      <text:p text:style-name="Standard"><text:s text:c="6"/>result=$(($1/$2))</text:p>
      <text:p text:style-name="Standard"><text:s text:c="6"/>return $result</text:p>
      <text:p text:style-name="Standard"><text:s text:c="3"/>}</text:p>
      <text:p text:style-name="Standard"/>
      <text:p text:style-name="Standard"><text:s text:c="3"/>if [ $ops == "+" ]</text:p>
      <text:p text:style-name="Standard"><text:s text:c="3"/>then {</text:p>
      <text:p text:style-name="Standard"><text:s text:c="6"/>add $num1 $num2</text:p>
      <text:p text:style-name="Standard"><text:s text:c="6"/>echo "$?"</text:p>
      <text:p text:style-name="Standard"><text:s text:c="3"/>}</text:p>
      <text:p text:style-name="Standard"><text:s text:c="3"/>elif [ $ops == "-" ]</text:p>
      <text:p text:style-name="Standard"><text:s text:c="3"/>then {</text:p>
      <text:p text:style-name="Standard"><text:s text:c="6"/>sub $num1 $num2</text:p>
      <text:p text:style-name="Standard"><text:s text:c="6"/>echo "$?"</text:p>
      <text:p text:style-name="Standard"><text:s text:c="3"/>}</text:p>
      <text:p text:style-name="Standard"><text:s text:c="3"/>elif [ $ops == "x" ]</text:p>
      <text:p text:style-name="Standard"><text:s text:c="3"/>then {</text:p>
      <text:p text:style-name="Standard"><text:s text:c="6"/>mul $num1 $num2</text:p>
      <text:p text:style-name="Standard"><text:s text:c="6"/>echo "$?"</text:p>
      <text:p text:style-name="Standard"><text:s text:c="3"/>}</text:p>
      <text:p text:style-name="Standard"><text:s text:c="3"/>elif [ $ops == "/" ]</text:p>
      <text:p text:style-name="Standard"><text:s text:c="3"/>then {</text:p>
      <text:p text:style-name="Standard"><text:s text:c="6"/>div $num1 $num2</text:p>
      <text:p text:style-name="Standard"><text:s text:c="6"/>echo "$?"</text:p>
      <text:p text:style-name="Standard"><text:s text:c="3"/>}</text:p>
      <text:p text:style-name="Standard"><text:s text:c="3"/>fi</text:p>
      <text:p text:style-name="Standard">}</text:p>
      <text:p text:style-name="Standard"/>
      <text:p text:style-name="Standard">restaurant(){</text:p>
      <text:p text:style-name="Standard"><text:s text:c="2"/><text:tab/> echo "---------------------------------------"</text:p>
      <text:p text:style-name="Standard"><text:s/><text:tab/> echo " Welcome to Green Garden Billing System"</text:p>
      <text:p text:style-name="Standard"><text:s text:c="2"/><text:tab/> echo "---------------------------------------"</text:p>
      <text:p text:style-name="Standard"/>
      <text:p text:style-name="Standard"><text:tab/>echo -e </text:p>
      <text:p text:style-name="Standard"><text:tab/>echo "</text:p>
      <text:p text:style-name="Standard"><text:tab/>=======================</text:p>
      <text:p text:style-name="Standard"><text:soft-page-break/><text:tab/>Our Food Items</text:p>
      <text:p text:style-name="Standard"><text:tab/>--------------</text:p>
      <text:p text:style-name="Standard"><text:tab/>Serial <text:s text:c="2"/>Item </text:p>
      <text:p text:style-name="Standard"><text:tab/>No <text:s text:c="6"/>Name <text:s text:c="17"/>Price </text:p>
      <text:p text:style-name="Standard"><text:tab/>----- <text:s text:c="3"/>------- <text:s text:c="13"/>---------<text:tab/></text:p>
      <text:p text:style-name="Standard"><text:tab/>1. <text:s text:c="7"/>Pizza <text:s text:c="15"/>490tk</text:p>
      <text:p text:style-name="Standard"><text:tab/>2. <text:s text:c="7"/>Burger <text:s text:c="14"/>180tk</text:p>
      <text:p text:style-name="Standard"><text:tab/>3. <text:s text:c="2"/>Chinese Vegetable <text:s text:c="8"/>130tk</text:p>
      <text:p text:style-name="Standard"><text:s/><text:tab/>4. <text:s text:c="2"/>Chicken Vegetable <text:s text:c="8"/>150tk</text:p>
      <text:p text:style-name="Standard"><text:tab/>5. <text:s text:c="2"/>French Fry <text:s text:c="15"/>100tk</text:p>
      <text:p text:style-name="Standard"><text:tab/>6. <text:s text:c="2"/>Chicken Fry <text:s text:c="14"/>120tk </text:p>
      <text:p text:style-name="Standard"><text:tab/>7. <text:s text:c="2"/>Thai Soup <text:s text:c="16"/>160tk</text:p>
      <text:p text:style-name="Standard"><text:tab/>8. <text:s text:c="2"/>Vegetable soup <text:s text:c="11"/>110tk</text:p>
      <text:p text:style-name="Standard"><text:tab/>9. <text:s text:c="2"/>Soft Drinks <text:s text:c="14"/>50tk</text:p>
      <text:p text:style-name="Standard"><text:tab/>10. <text:s/>Egg Fride Rice <text:s text:c="10"/>280tk"</text:p>
      <text:p text:style-name="Standard"><text:tab/><text:tab/></text:p>
      <text:p text:style-name="Standard"><text:tab/>echo -e</text:p>
      <text:p text:style-name="Standard"><text:tab/>echo "Please select your ordering method:"</text:p>
      <text:p text:style-name="Standard"><text:tab/>echo -e</text:p>
      <text:p text:style-name="Standard"><text:tab/>echo "1. ONLINE"</text:p>
      <text:p text:style-name="Standard"><text:tab/>echo "2. OFFLINE"</text:p>
      <text:p text:style-name="Standard"><text:tab/>read g </text:p>
      <text:p text:style-name="Standard"><text:tab/>if ((g==2))</text:p>
      <text:p text:style-name="Standard"><text:tab/>then </text:p>
      <text:p text:style-name="Standard"><text:tab/>echo "Call For Order: 01********* OR visit our restaurant at DIU Permanent Campus"</text:p>
      <text:p text:style-name="Standard"><text:tab/>exit</text:p>
      <text:p text:style-name="Standard"><text:tab/>else</text:p>
      <text:p text:style-name="Standard"><text:tab/>echo "Please give your address:"</text:p>
      <text:p text:style-name="Standard"><text:tab/>read -p "Address:" add</text:p>
      <text:p text:style-name="Standard"><text:tab/>echo -e </text:p>
      <text:p text:style-name="Standard"><text:tab/>echo "Your address is:" $add</text:p>
      <text:p text:style-name="Standard"><text:tab/>echo "Now give your phone no:"</text:p>
      <text:p text:style-name="Standard"><text:tab/>read -p "Phone No:" phn </text:p>
      <text:p text:style-name="Standard"><text:tab/>echo -e </text:p>
      <text:p text:style-name="Standard"><text:tab/>echo "Your phone no is:" $phn </text:p>
      <text:p text:style-name="Standard"><text:tab/>fi</text:p>
      <text:p text:style-name="Standard"><text:tab/></text:p>
      <text:p text:style-name="Standard"><text:tab/>x=1</text:p>
      <text:p text:style-name="Standard"><text:tab/>totalBill=0</text:p>
      <text:p text:style-name="Standard"><text:tab/>while ((x==1))</text:p>
      <text:p text:style-name="Standard"><text:tab/>do</text:p>
      <text:p text:style-name="Standard"><text:tab/>echo "Do you want to buy any item? (y/n):"</text:p>
      <text:p text:style-name="Standard"><text:tab/>read a</text:p>
      <text:p text:style-name="Standard"><text:tab/>if [ "$a" = "n" ]</text:p>
      <text:p text:style-name="Standard"><text:tab/>then</text:p>
      <text:p text:style-name="Standard"><text:tab/>x=0</text:p>
      <text:p text:style-name="Standard"><text:tab/>else</text:p>
      <text:p text:style-name="Standard"><text:tab/>then </text:p>
      <text:p text:style-name="Standard"><text:tab/>read -p "Please enter Order Item Serial No:" b</text:p>
      <text:p text:style-name="Standard"><text:tab/>if ((b==1))</text:p>
      <text:p text:style-name="Standard"><text:tab/>then</text:p>
      <text:p text:style-name="Standard"><text:tab/>echo "Number of pizza :"</text:p>
      <text:p text:style-name="Standard"><text:soft-page-break/><text:tab/>read c</text:p>
      <text:p text:style-name="Standard"><text:tab/>priceOfPizza=$((c * 490))</text:p>
      <text:p text:style-name="Standard"><text:tab/>totalBill=$((totalBill + priceOfPizza))</text:p>
      <text:p text:style-name="Standard"><text:tab/>elif ((b==2))</text:p>
      <text:p text:style-name="Standard"><text:tab/>then</text:p>
      <text:p text:style-name="Standard"><text:tab/>echo "Number of Burger :"</text:p>
      <text:p text:style-name="Standard"><text:tab/>read c</text:p>
      <text:p text:style-name="Standard"><text:tab/>priceOfBarger=$((c * 180))</text:p>
      <text:p text:style-name="Standard"><text:tab/>totalBill=$((totalBill + priceOfBarger))</text:p>
      <text:p text:style-name="Standard"/>
      <text:p text:style-name="Standard"><text:tab/>elif ((b==3))</text:p>
      <text:p text:style-name="Standard"><text:tab/>then</text:p>
      <text:p text:style-name="Standard"><text:tab/>echo "Number of Chinese Vegetable :"</text:p>
      <text:p text:style-name="Standard"><text:tab/>read c</text:p>
      <text:p text:style-name="Standard"><text:tab/>priceOfChaineseVegetable=$((c * 130))</text:p>
      <text:p text:style-name="Standard"><text:tab/>totalBill=$((totalBill + priceOfChaineseVegetable))</text:p>
      <text:p text:style-name="Standard"/>
      <text:p text:style-name="Standard"><text:tab/>elif ((b==4))</text:p>
      <text:p text:style-name="Standard"><text:tab/>then</text:p>
      <text:p text:style-name="Standard"><text:tab/>echo "Number of Chicken Vegetable :"</text:p>
      <text:p text:style-name="Standard"><text:tab/>read c</text:p>
      <text:p text:style-name="Standard"><text:tab/>priceOfChickenVegetable=$((c * 150))</text:p>
      <text:p text:style-name="Standard"><text:tab/>totalBill=$((totalBill + priceOfChickenVegetable))</text:p>
      <text:p text:style-name="Standard"/>
      <text:p text:style-name="Standard"><text:tab/>elif ((b==5))</text:p>
      <text:p text:style-name="Standard"><text:tab/>then</text:p>
      <text:p text:style-name="Standard"><text:tab/>echo "Number of French Fry :"</text:p>
      <text:p text:style-name="Standard"><text:tab/>read c</text:p>
      <text:p text:style-name="Standard"><text:tab/>priceOfFrenchFry=$((c * 100))</text:p>
      <text:p text:style-name="Standard"><text:tab/>totalBill=$((totalBill + priceOfFrenchFry))</text:p>
      <text:p text:style-name="Standard"/>
      <text:p text:style-name="Standard"><text:tab/>elif ((b==6))</text:p>
      <text:p text:style-name="Standard"><text:tab/>then</text:p>
      <text:p text:style-name="Standard"><text:tab/>echo "Number of Chicken Fry :"</text:p>
      <text:p text:style-name="Standard"><text:tab/>read c</text:p>
      <text:p text:style-name="Standard"><text:tab/>priceOfChickenFry=$((c * 120))</text:p>
      <text:p text:style-name="Standard"><text:tab/>totalBill=$((totalBill + priceOfChickenFry))</text:p>
      <text:p text:style-name="Standard"><text:tab/></text:p>
      <text:p text:style-name="Standard"><text:tab/>elif ((b==7))</text:p>
      <text:p text:style-name="Standard"><text:tab/>then</text:p>
      <text:p text:style-name="Standard"><text:tab/>echo "Number of Thai Soup :"</text:p>
      <text:p text:style-name="Standard"><text:tab/>read c</text:p>
      <text:p text:style-name="Standard"><text:tab/>priceOfThaiSoup=$((c * 160))</text:p>
      <text:p text:style-name="Standard"><text:tab/>totalBill=$((totalBill + priceOfThaiSoup))</text:p>
      <text:p text:style-name="Standard"/>
      <text:p text:style-name="Standard"><text:tab/>elif ((b==8))</text:p>
      <text:p text:style-name="Standard"><text:tab/>then</text:p>
      <text:p text:style-name="Standard"><text:tab/>echo "Number of Vegetable soup : "</text:p>
      <text:p text:style-name="Standard"><text:tab/>read c</text:p>
      <text:p text:style-name="Standard"><text:tab/>priceOfVegetableSoup=$((c * 110))</text:p>
      <text:p text:style-name="Standard"><text:tab/>totalBill=$((totalBill + priceOfVegetableSoup))</text:p>
      <text:p text:style-name="Standard"><text:tab/></text:p>
      <text:p text:style-name="Standard"><text:soft-page-break/><text:tab/>elif ((b==9))</text:p>
      <text:p text:style-name="Standard"><text:tab/>then</text:p>
      <text:p text:style-name="Standard"><text:tab/>echo "Number of Soft Drinks :"</text:p>
      <text:p text:style-name="Standard"><text:tab/>read c</text:p>
      <text:p text:style-name="Standard"><text:tab/>priceOfSoftDrinks=$((c * 50))</text:p>
      <text:p text:style-name="Standard"><text:tab/>totalBill=$((totalBill + priceOfSoftDrinks))</text:p>
      <text:p text:style-name="Standard"/>
      <text:p text:style-name="Standard"><text:tab/>else</text:p>
      <text:p text:style-name="Standard"><text:tab/>echo "Number of Egg Fride Rice :"</text:p>
      <text:p text:style-name="Standard"><text:tab/>read c</text:p>
      <text:p text:style-name="Standard"><text:tab/>priceOfEggFrideRice=$((c * 280))</text:p>
      <text:p text:style-name="Standard"><text:tab/>totalBill=$((totalBill + priceOfEggFrideRice))</text:p>
      <text:p text:style-name="Standard"><text:tab/>fi</text:p>
      <text:p text:style-name="Standard"><text:tab/>fi</text:p>
      <text:p text:style-name="Standard"><text:tab/>done</text:p>
      <text:p text:style-name="Standard"><text:s/></text:p>
      <text:p text:style-name="Standard"><text:tab/>echo "<text:tab/> <text:s text:c="4"/>Your total Bill is: $totalBill"</text:p>
      <text:p text:style-name="Standard"><text:tab/>echo ""</text:p>
      <text:p text:style-name="Standard"><text:tab/>echo "<text:tab/><text:tab/>Thanks For Your Order "</text:p>
      <text:p text:style-name="Standard"><text:tab/>echo "<text:tab/> <text:s/>Your Products Will Delivered soon "</text:p>
      <text:p text:style-name="Standard"><text:tab/>echo " <text:tab/><text:tab/>**Have a Good Day** "</text:p>
      <text:p text:style-name="Standard"/>
      <text:p text:style-name="Standard">}</text:p>
      <text:p text:style-name="Standard">pnote(){</text:p>
      <text:p text:style-name="Standard"/>
      <text:p text:style-name="Standard">#!/bin/bash <text:s/></text:p>
      <text:p text:style-name="Standard">while [ $choice="y" ] <text:s/></text:p>
      <text:p text:style-name="Standard">do <text:s/></text:p>
      <text:p text:style-name="Standard">clear <text:s/></text:p>
      <text:p text:style-name="Standard">echo "1.Write Note " <text:s/></text:p>
      <text:p text:style-name="Standard">echo "2.View Note " <text:s text:c="3"/></text:p>
      <text:p text:style-name="Standard">echo "3.exit" <text:s/></text:p>
      <text:p text:style-name="Standard">echo "Enter the choice " <text:s/></text:p>
      <text:p text:style-name="Standard">read ch <text:s/></text:p>
      <text:p text:style-name="Standard">case $ch in <text:s text:c="2"/></text:p>
      <text:p text:style-name="Standard">1) <text:s/></text:p>
      <text:p text:style-name="Standard">read -p "Please enter Time:" tm</text:p>
      <text:p text:style-name="Standard">read -p "Please enter Task Name:" nm</text:p>
      <text:p text:style-name="Standard">read -p "Please enter Place:" plc</text:p>
      <text:p text:style-name="Standard">record="$tm $nm $plc" <text:s/></text:p>
      <text:p text:style-name="Standard">echo $record &gt;Note <text:s/></text:p>
      <text:p text:style-name="Standard">;; <text:s/></text:p>
      <text:p text:style-name="Standard">2) <text:s/></text:p>
      <text:p text:style-name="Standard">echo "Personal Notes " <text:s/></text:p>
      <text:p text:style-name="Standard">cat Note <text:s/></text:p>
      <text:p text:style-name="Standard">;; <text:s/></text:p>
      <text:p text:style-name="Standard">3) <text:s/></text:p>
      <text:p text:style-name="Standard">exit <text:s/></text:p>
      <text:p text:style-name="Standard">;; <text:s/></text:p>
      <text:p text:style-name="Standard">*) <text:s/></text:p>
      <text:p text:style-name="Standard">echo "Enter Right Choice " <text:s/></text:p>
      <text:p text:style-name="Standard">esac <text:s/></text:p>
      <text:p text:style-name="Standard"><text:soft-page-break/>echo -ne "\n Do you want continue[y/n]" <text:s/></text:p>
      <text:p text:style-name="Standard">read choice; </text:p>
      <text:p text:style-name="Standard">done <text:s/></text:p>
      <text:p text:style-name="Standard">}</text:p>
      <text:p text:style-name="Standard">trans(){</text:p>
      <text:p text:style-name="Standard">j=1</text:p>
      <text:p text:style-name="Standard">echo " <text:s text:c="9"/>"</text:p>
      <text:p text:style-name="Standard">echo " <text:s text:c="12"/>"</text:p>
      <text:p text:style-name="Standard">while ((j==1))</text:p>
      <text:p text:style-name="Standard">do</text:p>
      <text:p text:style-name="Standard">echo " <text:s text:c="16"/>"</text:p>
      <text:p text:style-name="Standard">echo " <text:s text:c="11"/>"</text:p>
      <text:p text:style-name="Standard">echo "============================================"</text:p>
      <text:p text:style-name="Standard">echo "============================================"</text:p>
      <text:p text:style-name="Standard">echo "==========DIU Transfort Application========="</text:p>
      <text:p text:style-name="Standard">echo "============================================"</text:p>
      <text:p text:style-name="Standard">echo "============================================"</text:p>
      <text:p text:style-name="Standard">echo " <text:s text:c="2"/>"</text:p>
      <text:p text:style-name="Standard">echo " <text:s text:c="7"/>"</text:p>
      <text:p text:style-name="Standard">read -p "continue? (y/n): " ans</text:p>
      <text:p text:style-name="Standard">echo " <text:s text:c="12"/>"</text:p>
      <text:p text:style-name="Standard">echo " <text:s text:c="18"/>"</text:p>
      <text:p text:style-name="Standard">if [ $ans == "n" ]</text:p>
      <text:p text:style-name="Standard">then j=0</text:p>
      <text:p text:style-name="Standard">else</text:p>
      <text:p text:style-name="Standard">echo "===Your Destinantion==="</text:p>
      <text:p text:style-name="Standard">echo "1. savar"</text:p>
      <text:p text:style-name="Standard">echo "2. Dhanmondi"</text:p>
      <text:p text:style-name="Standard">echo "3. Dhamrai"</text:p>
      <text:p text:style-name="Standard">echo "4. Mirpur"</text:p>
      <text:p text:style-name="Standard">echo "5. ECB"</text:p>
      <text:p text:style-name="Standard">echo "6. Book Bus for Picnic"</text:p>
      <text:p text:style-name="Standard">echo " <text:s text:c="3"/>"</text:p>
      <text:p text:style-name="Standard"/>
      <text:p text:style-name="Standard">read -p "Enter Your Choice: " num</text:p>
      <text:p text:style-name="Standard">echo " <text:s text:c="10"/>"</text:p>
      <text:p text:style-name="Standard">if ((num==1))</text:p>
      <text:p text:style-name="Standard">then </text:p>
      <text:p text:style-name="Standard">read -p "How many tickets you need: " num2</text:p>
      <text:p text:style-name="Standard">echo " <text:s text:c="10"/>"</text:p>
      <text:p text:style-name="Standard"/>
      <text:p text:style-name="Standard">echo "======================================================"</text:p>
      <text:p text:style-name="Standard">echo "For Destination: Savar, Your bill is: $(($num2*20)) TK"</text:p>
      <text:p text:style-name="Standard">echo "======================================================"</text:p>
      <text:p text:style-name="Standard"/>
      <text:p text:style-name="Standard"/>
      <text:p text:style-name="Standard">elif ((num==2))</text:p>
      <text:p text:style-name="Standard">then </text:p>
      <text:p text:style-name="Standard">read -p "How many tickets you need: " num2</text:p>
      <text:p text:style-name="Standard">echo " <text:s text:c="10"/>"</text:p>
      <text:p text:style-name="Standard"/>
      <text:p text:style-name="Standard">echo "=========================================================="</text:p>
      <text:p text:style-name="Standard"><text:soft-page-break/>echo "For Destination: Dhanmondi, Your bill is: $(($num2*25)) TK"</text:p>
      <text:p text:style-name="Standard">echo "=========================================================="</text:p>
      <text:p text:style-name="Standard"/>
      <text:p text:style-name="Standard">elif ((num==3))</text:p>
      <text:p text:style-name="Standard">then </text:p>
      <text:p text:style-name="Standard">read -p "How many tickets you need: " num2</text:p>
      <text:p text:style-name="Standard">echo " <text:s text:c="10"/>"</text:p>
      <text:p text:style-name="Standard"/>
      <text:p text:style-name="Standard">echo "========================================================"</text:p>
      <text:p text:style-name="Standard">echo "For Destination: Dhamrai, Your bill is: $(($num2*25)) TK"</text:p>
      <text:p text:style-name="Standard">echo "========================================================"</text:p>
      <text:p text:style-name="Standard"/>
      <text:p text:style-name="Standard"/>
      <text:p text:style-name="Standard">elif ((num==4))</text:p>
      <text:p text:style-name="Standard">then </text:p>
      <text:p text:style-name="Standard">read -p "How many tickets you need: " num2</text:p>
      <text:p text:style-name="Standard">echo " <text:s text:c="10"/>"</text:p>
      <text:p text:style-name="Standard"/>
      <text:p text:style-name="Standard">echo "======================================================="</text:p>
      <text:p text:style-name="Standard">echo "For Destination: Mirpur, Your bill is: $(($num2*30)) TK"</text:p>
      <text:p text:style-name="Standard">echo "======================================================="</text:p>
      <text:p text:style-name="Standard"/>
      <text:p text:style-name="Standard">elif ((num==5))</text:p>
      <text:p text:style-name="Standard">then </text:p>
      <text:p text:style-name="Standard">read -p "How many tickets you need: " num2</text:p>
      <text:p text:style-name="Standard">echo " <text:s text:c="10"/>"</text:p>
      <text:p text:style-name="Standard"/>
      <text:p text:style-name="Standard">echo "===================================================="</text:p>
      <text:p text:style-name="Standard">echo "For Destination: ECB, Your bill is: $(($num2*35)) TK"</text:p>
      <text:p text:style-name="Standard">echo "===================================================="</text:p>
      <text:p text:style-name="Standard">echo " <text:s text:c="10"/>"</text:p>
      <text:p text:style-name="Standard"/>
      <text:p text:style-name="Standard">elif ((num==6))</text:p>
      <text:p text:style-name="Standard">then</text:p>
      <text:p text:style-name="Standard">read -p "Enter your section: " sec</text:p>
      <text:p text:style-name="Standard"/>
      <text:p text:style-name="Standard">X=1</text:p>
      <text:p text:style-name="Standard">c=0</text:p>
      <text:p text:style-name="Standard">while ((X==1))</text:p>
      <text:p text:style-name="Standard">do</text:p>
      <text:p text:style-name="Standard">read -p "Enter the number of members: " mem</text:p>
      <text:p text:style-name="Standard">if ((mem&lt;5))</text:p>
      <text:p text:style-name="Standard">then </text:p>
      <text:p text:style-name="Standard">echo " <text:s text:c="5"/>"</text:p>
      <text:p text:style-name="Standard">echo "============================"</text:p>
      <text:p text:style-name="Standard">echo "You must have to 5 in number"</text:p>
      <text:p text:style-name="Standard">echo "============================"</text:p>
      <text:p text:style-name="Standard">echo " <text:s text:c="5"/>"</text:p>
      <text:p text:style-name="Standard">else</text:p>
      <text:p text:style-name="Standard">X=0</text:p>
      <text:p text:style-name="Standard">read -p "Enter the designation: " deg</text:p>
      <text:p text:style-name="Standard">fi</text:p>
      <text:p text:style-name="Standard"><text:soft-page-break/>done</text:p>
      <text:p text:style-name="Standard">read -p "Enter contact info: " con</text:p>
      <text:p text:style-name="Standard">read -p "Time: " tm</text:p>
      <text:p text:style-name="Standard">echo " <text:s text:c="9"/>"</text:p>
      <text:p text:style-name="Standard">echo "==========================="</text:p>
      <text:p text:style-name="Standard">echo "Give Student Informations: "</text:p>
      <text:p text:style-name="Standard">echo "==========================="</text:p>
      <text:p text:style-name="Standard">echo " <text:s text:c="4"/>"</text:p>
      <text:p text:style-name="Standard"/>
      <text:p text:style-name="Standard">counter=1</text:p>
      <text:p text:style-name="Standard">while [ $counter -le $mem ]</text:p>
      <text:p text:style-name="Standard">do</text:p>
      <text:p text:style-name="Standard">read -p "Student $counter ID: " idd</text:p>
      <text:p text:style-name="Standard">counter=$(($counter+1))</text:p>
      <text:p text:style-name="Standard">done</text:p>
      <text:p text:style-name="Standard">echo " <text:s text:c="3"/>"</text:p>
      <text:p text:style-name="Standard">echo "Student Information Saved"</text:p>
      <text:p text:style-name="Standard">echo " <text:s text:c="3"/>"</text:p>
      <text:p text:style-name="Standard">echo "==========================================================================================================================="</text:p>
      <text:p text:style-name="Standard">echo "You have to pay $(($mem*80)) Tk for the transport"</text:p>
      <text:p text:style-name="Standard">echo "If any transfort is free on $tm. Then, For the futher confirmation we will contact on $con with $sec"</text:p>
      <text:p text:style-name="Standard">echo "============================================================================================================================"</text:p>
      <text:p text:style-name="Standard"/>
      <text:p text:style-name="Standard">fi</text:p>
      <text:p text:style-name="Standard">fi</text:p>
      <text:p text:style-name="Standard">done</text:p>
      <text:p text:style-name="Standard">echo "Thank You"</text:p>
      <text:p text:style-name="Standard"/>
      <text:p text:style-name="Standard">}</text:p>
      <text:p text:style-name="Standard"/>
      <text:p text:style-name="Standard">echo " <text:s text:c="7"/>--------------------------------------------"</text:p>
      <text:p text:style-name="Standard">echo " <text:s text:c="8"/>Welcome to the DIU smart Assistant System"</text:p>
      <text:p text:style-name="Standard">echo " <text:s text:c="7"/>--------------------------------------------"</text:p>
      <text:p text:style-name="Standard">echo " <text:s text:c="6"/>Menu"</text:p>
      <text:p text:style-name="Standard">echo "-------------------"</text:p>
      <text:p text:style-name="Standard">echo "Chose an option: "</text:p>
      <text:p text:style-name="Standard">echo "1. Waiver Calculator"</text:p>
      <text:p text:style-name="Standard">echo "2. CGPA Calculator"</text:p>
      <text:p text:style-name="Standard">echo "3. Restaurant Billing"</text:p>
      <text:p text:style-name="Standard">echo "4. Personal Note"</text:p>
      <text:p text:style-name="Standard">echo "5. Transport Service"</text:p>
      <text:p text:style-name="Standard">echo "6. Basic Calculator"</text:p>
      <text:p text:style-name="Standard">echo "7. About"</text:p>
      <text:p text:style-name="Standard">echo "-------------------"</text:p>
      <text:p text:style-name="Standard">read -p "Your choice? : " choice</text:p>
      <text:p text:style-name="Standard"/>
      <text:p text:style-name="Standard">if [ $choice == 1 ]</text:p>
      <text:p text:style-name="Standard"><text:soft-page-break/>then waiver</text:p>
      <text:p text:style-name="Standard">elif [ $choice == 2 ]</text:p>
      <text:p text:style-name="Standard">then cgpa</text:p>
      <text:p text:style-name="Standard">elif [ $choice == 3 ]</text:p>
      <text:p text:style-name="Standard">then restaurant</text:p>
      <text:p text:style-name="Standard">elif [ $choice == 4 ]</text:p>
      <text:p text:style-name="Standard">then pnote</text:p>
      <text:p text:style-name="Standard">elif [ $choice == 5 ]</text:p>
      <text:p text:style-name="Standard">then trans</text:p>
      <text:p text:style-name="Standard">elif [ $choice == 6 ]</text:p>
      <text:p text:style-name="Standard">then calculator</text:p>
      <text:p text:style-name="Standard">elif [ $choice == 7 ]</text:p>
      <text:p text:style-name="Standard">then about</text:p>
      <text:p text:style-name="Standard">f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9:42:50.245963312</meta:creation-date>
    <dc:date>2022-12-10T19:43:40.070964055</dc:date>
    <meta:editing-duration>PT51S</meta:editing-duration>
    <meta:editing-cycles>1</meta:editing-cycles>
    <meta:document-statistic meta:table-count="0" meta:image-count="0" meta:object-count="0" meta:page-count="10" meta:paragraph-count="440" meta:word-count="1498" meta:character-count="11394" meta:non-whitespace-character-count="9041"/>
    <meta:generator>LibreOffice/7.3.7.2$Linux_X86_64 LibreOffice_project/30$Build-2</meta:generator>
  </office:meta>
</office:document-meta>
</file>